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9.53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137.3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3" style:family="table-cell" style:parent-style-name="Default" style:data-style-name="N100">
      <style:table-cell-properties fo:border="0.74pt solid #000000"/>
    </style:style>
  </office:automatic-styles>
  <office:body>
    <office:spreadsheet>
      <table:table table:name="Canon_man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3"/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8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4, C5, C6, C7, C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60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P0504BAHT</text:p>
          </table:table-cell>
          <table:table-cell office:value-type="string" calcext:value-type="string">
            <text:p>SOT-23-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7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USB_C_Receptacle_HRO_TYPE-C-31-M-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DTA114Y</text:p>
          </table:table-cell>
          <table:table-cell office:value-type="string" calcext:value-type="string">
            <text:p>SOT-3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, R3, R4, R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6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, R9, R1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06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, R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6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06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TM32F103C6Tx</text:p>
          </table:table-cell>
          <table:table-cell office:value-type="string" calcext:value-type="string">
            <text:p>LQFP-48_7x7mm_P0.5m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SOT-223-3_TabPin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SOT-23-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CP2551-I-SN</text:p>
          </table:table-cell>
          <table:table-cell office:value-type="string" calcext:value-type="string">
            <text:p>SOIC-8_3.9x4.9mm_P1.27m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NX5032GA-8MHz</text:p>
          </table:table-cell>
          <table:table-cell office:value-type="string" calcext:value-type="string">
            <text:p>SMD_5032-2Pin_5.0x3.2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0.01mm" fo:page-height="297mm" fo:margin-top="10mm" fo:margin-bottom="20mm" fo:margin-left="10mm" fo:margin-right="10mm" style:scale-to="8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2T08:58:11.966484930</dc:date>
    <dc:creator>Эдуард Владимирович Емельянов</dc:creator>
    <meta:editing-duration>PT3M50S</meta:editing-duration>
    <meta:editing-cycles>4</meta:editing-cycles>
    <meta:generator>LibreOffice/7.4.4.2$Linux_X86_64 LibreOffice_project/40$Build-2</meta:generator>
    <meta:printed-by>Эдуард Владимирович Емельянов</meta:printed-by>
    <meta:print-date>2023-03-02T08:58:10.944320953</meta:print-date>
    <meta:document-statistic meta:table-count="1" meta:cell-count="90" meta:object-count="0"/>
  </office:meta>
</office:document-meta>
</file>